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Normal" style:family="paragraph">
      <style:text-properties fo:font-weight="bold" style:font-weight-asian="bold" style:font-weight-complex="bold"/>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office:automatic-styles>
  <office:body>
    <office:text text:use-soft-page-breaks="true">
      <text:p text:style-name="P1">Reflection and Evaluation</text:p>
      <text:p text:style-name="P2">Which bits of the exercise did you find easy/hard and why?</text:p>
      <text:list text:style-name="LFO1" text:continue-numbering="true">
        <text:list-item>
          <text:p text:style-name="P3">Normalising the database in SQL.</text:p>
        </text:list-item>
        <text:list-item>
          <text:p text:style-name="P4">Understanding how to use java with JSP’s and Servlets as it is a new skill to learn.</text:p>
        </text:list-item>
        <text:list-item>
          <text:p text:style-name="P5">Learning HTML/CSS from<text:s/>scratch and as you implement it in the project- HTML is a completely new system to us.</text:p>
        </text:list-item>
      </text:list>
      <text:p text:style-name="P6">What went well? Why do you think that was?</text:p>
      <text:p text:style-name="Normal">We have worked collaboratively as a team, choosing roles to play a part in from the start, understanding each others points, and building on solutions and improvements to the project. This was possible as we are flexible individuals with relevant knowledge on different languages and areas which enable us to pick a task to handle and do it to a good standard.</text:p>
      <text:p text:style-name="P7">What went badly? Why<text:s/>do you think that was?</text:p>
      <text:p text:style-name="Normal">Nothing has went badly, we are very collaborative and make strategic plans that meet all the requirements as we go.</text:p>
      <text:p text:style-name="P8">What would you do differently next time, in terms of process?</text:p>
      <text:p text:style-name="Normal">Ensure our ERD diagram is correct before starting the SQL queries, procedures etc.</text:p>
      <text:p text:style-name="Normal">In order to make our website more professional we would include images by editing the database to include image URLs.</text:p>
      <text:p text:style-name="P9">Given more time what would you do to improve your solution?</text:p>
      <text:p text:style-name="Normal">Add more features to make our main page further enticing to excite the customer more.</text:p>
      <text:p text:style-name="P10">What skills did you develop or improve during the project?</text:p>
      <text:p text:style-name="Normal">Yash- SQL knowledge and<text:s/>data analysis skills. Being able to work on different tasks, increasing flexibility.</text:p>
      <text:p text:style-name="Normal">Kyle-<text:s/>specifically understanding SQL procedures and improving overall SQL skills.</text:p>
      <text:p text:style-name="Normal">Olivia-<text:s/>further developed SQL skills and improved communication with other team members. Learning to create more complex procedures.</text:p>
      <text:p text:style-name="Normal">Barnaby-<text:s/>learnt JSP and servlets and learnt how to implement HTML, SQL and Java into one application.</text:p>
      <text:p text:style-name="Normal">Hassaana-<text:s/>learnt how to use HTML and CSS from scratch and implement into the website.</text:p>
      <text:p text:style-name="Normal">Aisha-<text:s/>continually learning and improving on HTML and CSS whilst writing 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hai, Yash</meta:initial-creator>
    <dc:creator>Ghai, Yash</dc:creator>
    <meta:creation-date>2022-11-02T10:13:00Z</meta:creation-date>
    <dc:date>2022-11-02T13:13:00Z</dc:date>
    <meta:template xlink:href="Normal.dotm" xlink:type="simple"/>
    <meta:editing-cycles>2</meta:editing-cycles>
    <meta:editing-duration>PT5460S</meta:editing-duration>
    <meta:document-statistic meta:page-count="1" meta:paragraph-count="3" meta:word-count="288" meta:character-count="1931" meta:row-count="13" meta:non-whitespace-character-count="1646"/>
  </office:meta>
</office:document-meta>
</file>